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2554" officeooo:paragraph-rsid="00082554"/>
    </style:style>
    <style:style style:name="P2" style:family="paragraph" style:parent-style-name="Standard" style:list-style-name="L1">
      <style:text-properties officeooo:rsid="00082554" officeooo:paragraph-rsid="00082554"/>
    </style:style>
    <text:list-style style:name="L1">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ry Miller</text:p>
      <text:p text:style-name="P1">Lab7 Report</text:p>
      <text:p text:style-name="P1"/>
      <text:p text:style-name="P1"><text:tab/>In order to properly execute the “StringExperiment” program, our build.xml file must first be compiled using the 'ant compile' command. This will properly set up the directories needed to execute the program, which in this case is only the bin directory responsible for storing the byte code for the compiled program. Next, the classpath variable must be set, which in this case only includes our bin directory and the working directory which our build.xml file is stored in. After that, we can execute our program using the terminal command</text:p>
      <text:list xml:id="list9041164505636455518" text:style-name="L1">
        <text:list-item>
          <text:p text:style-name="P2">java edu/allegheny/doubling/StringExperiment</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16:44:57.279557634</meta:creation-date>
    <meta:generator>LibreOffice/4.2.7.2$Linux_X86_64 LibreOffice_project/420m0$Build-2</meta:generator>
    <dc:date>2015-03-11T19:40:39.331356864</dc:date>
    <meta:editing-duration>P0D</meta:editing-duration>
    <meta:editing-cycles>1</meta:editing-cycles>
    <meta:document-statistic meta:table-count="0" meta:image-count="0" meta:object-count="0" meta:page-count="1" meta:paragraph-count="4" meta:word-count="96" meta:character-count="609" meta:non-whitespace-character-count="517"/>
  </office:meta>
</office:document-meta>
</file>